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666666" officeooo:rsid="002cdf0a" officeooo:paragraph-rsid="00598fc2"/>
    </style:style>
    <style:style style:name="P2" style:family="paragraph" style:parent-style-name="Title">
      <style:text-properties officeooo:rsid="003dda0d" officeooo:paragraph-rsid="003dda0d"/>
    </style:style>
    <style:style style:name="P3" style:family="paragraph" style:parent-style-name="Standard">
      <style:text-properties officeooo:rsid="006b9900" officeooo:paragraph-rsid="006b9900"/>
    </style:style>
    <style:style style:name="P4" style:family="paragraph" style:parent-style-name="Text_20_body">
      <style:text-properties fo:font-weight="bold" officeooo:rsid="006b9900" officeooo:paragraph-rsid="006b9900" style:font-weight-asian="bold" style:font-weight-complex="bold"/>
    </style:style>
    <style:style style:name="P5" style:family="paragraph" style:parent-style-name="Standard" style:list-style-name="L1">
      <style:text-properties officeooo:rsid="000709b9" officeooo:paragraph-rsid="00484858" fo:background-color="transparent"/>
    </style:style>
    <style:style style:name="P6" style:family="paragraph" style:parent-style-name="Standard" style:list-style-name="L1">
      <style:text-properties officeooo:rsid="001827ae" officeooo:paragraph-rsid="00484858" fo:background-color="transparent"/>
    </style:style>
    <style:style style:name="P7" style:family="paragraph" style:parent-style-name="Standard" style:list-style-name="L1">
      <style:text-properties officeooo:rsid="000c8ba8" officeooo:paragraph-rsid="00484858" fo:background-color="transparent"/>
    </style:style>
    <style:style style:name="P8" style:family="paragraph" style:parent-style-name="Standard" style:list-style-name="L1">
      <style:text-properties officeooo:rsid="00107786" officeooo:paragraph-rsid="00484858" fo:background-color="transparent"/>
    </style:style>
    <style:style style:name="P9" style:family="paragraph" style:parent-style-name="Standard" style:list-style-name="L1">
      <style:text-properties officeooo:paragraph-rsid="005e1116" fo:background-color="transparent"/>
    </style:style>
    <style:style style:name="P10" style:family="paragraph" style:parent-style-name="Standard" style:list-style-name="L1">
      <style:text-properties officeooo:paragraph-rsid="00623450" fo:background-color="transparent"/>
    </style:style>
    <style:style style:name="P11" style:family="paragraph" style:parent-style-name="Standard" style:list-style-name="L1">
      <style:text-properties officeooo:paragraph-rsid="0064b03f" fo:background-color="transparent"/>
    </style:style>
    <style:style style:name="P12" style:family="paragraph" style:parent-style-name="Standard" style:list-style-name="L1">
      <style:text-properties officeooo:paragraph-rsid="0062b3fc" fo:background-color="transparent"/>
    </style:style>
    <style:style style:name="P13" style:family="paragraph" style:parent-style-name="Standard" style:list-style-name="L4">
      <style:text-properties officeooo:paragraph-rsid="0063f203" fo:background-color="transparent"/>
    </style:style>
    <style:style style:name="P14" style:family="paragraph" style:parent-style-name="Standard" style:list-style-name="L1">
      <style:text-properties fo:font-weight="normal" officeooo:rsid="003a1be4" officeooo:paragraph-rsid="004859e3" fo:background-color="transparent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56ca65" officeooo:paragraph-rsid="0062b3fc" fo:background-color="transparent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6e4498" officeooo:paragraph-rsid="006e4498" style:font-weight-asian="normal" style:font-weight-complex="normal"/>
    </style:style>
    <style:style style:name="P17" style:family="paragraph" style:parent-style-name="Standard" style:list-style-name="L2">
      <style:text-properties officeooo:paragraph-rsid="0064b03f"/>
    </style:style>
    <style:style style:name="P18" style:family="paragraph" style:parent-style-name="Standard" style:list-style-name="L4">
      <style:text-properties officeooo:paragraph-rsid="0063f203"/>
    </style:style>
    <style:style style:name="P19" style:family="paragraph" style:parent-style-name="Standard" style:list-style-name="L5">
      <style:text-properties officeooo:paragraph-rsid="00457597"/>
    </style:style>
    <style:style style:name="P20" style:family="paragraph" style:parent-style-name="Standard" style:list-style-name="L6">
      <style:text-properties fo:font-weight="bold" officeooo:rsid="000709b9" officeooo:paragraph-rsid="00457597" style:font-weight-asian="bold" style:font-weight-complex="bold"/>
    </style:style>
    <style:style style:name="P21" style:family="paragraph" style:parent-style-name="Standard" style:list-style-name="L6">
      <style:text-properties officeooo:rsid="00074dcf" officeooo:paragraph-rsid="00457597"/>
    </style:style>
    <style:style style:name="P22" style:family="paragraph" style:parent-style-name="Standard" style:list-style-name="L6">
      <style:text-properties officeooo:rsid="00074dcf" officeooo:paragraph-rsid="006b15c6"/>
    </style:style>
    <style:style style:name="P23" style:family="paragraph" style:parent-style-name="Standard" style:list-style-name="L7">
      <style:text-properties officeooo:rsid="0023d3e0" officeooo:paragraph-rsid="000f3a13"/>
    </style:style>
    <style:style style:name="P24" style:family="paragraph" style:parent-style-name="Standard" style:list-style-name="L7">
      <style:text-properties officeooo:rsid="0023df29" officeooo:paragraph-rsid="00529f64"/>
    </style:style>
    <style:style style:name="P25" style:family="paragraph" style:parent-style-name="Standard" style:list-style-name="L7">
      <style:text-properties officeooo:rsid="0023df29" officeooo:paragraph-rsid="0054b272"/>
    </style:style>
    <style:style style:name="P26" style:family="paragraph" style:parent-style-name="Standard" style:list-style-name="L7">
      <style:text-properties officeooo:rsid="0025e4e3" officeooo:paragraph-rsid="00529f64"/>
    </style:style>
    <style:style style:name="P27" style:family="paragraph" style:parent-style-name="Standard" style:list-style-name="L7">
      <style:text-properties officeooo:rsid="0025e4e3" officeooo:paragraph-rsid="0054b272"/>
    </style:style>
    <style:style style:name="P28" style:family="paragraph" style:parent-style-name="Standard" style:list-style-name="L7">
      <style:text-properties officeooo:rsid="0054834e" officeooo:paragraph-rsid="0054834e"/>
    </style:style>
    <style:style style:name="P29" style:family="paragraph" style:parent-style-name="Standard" style:list-style-name="L8">
      <style:text-properties officeooo:rsid="00263bc0" officeooo:paragraph-rsid="00263bc0"/>
    </style:style>
    <style:style style:name="P30" style:family="paragraph" style:parent-style-name="Standard" style:list-style-name="L8">
      <style:text-properties officeooo:rsid="0046f3e9" officeooo:paragraph-rsid="0046f3e9"/>
    </style:style>
    <style:style style:name="P31" style:family="paragraph" style:parent-style-name="Standard" style:list-style-name="L8">
      <style:text-properties officeooo:rsid="00295c63" officeooo:paragraph-rsid="0026aa28"/>
    </style:style>
    <style:style style:name="P32" style:family="paragraph" style:parent-style-name="Standard" style:list-style-name="L8">
      <style:text-properties officeooo:rsid="0072a9d9" officeooo:paragraph-rsid="0072a9d9"/>
    </style:style>
    <style:style style:name="P33" style:family="paragraph" style:parent-style-name="Text_20_body" style:list-style-name="L3">
      <style:text-properties officeooo:rsid="006b9900" officeooo:paragraph-rsid="006e57a0"/>
    </style:style>
    <style:style style:name="P34" style:family="paragraph" style:parent-style-name="Text_20_body" style:list-style-name="L3">
      <style:text-properties officeooo:rsid="006e57a0" officeooo:paragraph-rsid="006e57a0"/>
    </style:style>
    <style:style style:name="P35" style:family="paragraph" style:parent-style-name="Text_20_body">
      <style:text-properties fo:font-weight="bold" officeooo:rsid="006b9900" officeooo:paragraph-rsid="006b9900" style:font-weight-asian="bold" style:font-weight-complex="bold"/>
    </style:style>
    <style:style style:name="P36" style:family="paragraph" style:parent-style-name="Heading_20_1">
      <style:text-properties officeooo:paragraph-rsid="0064b03f"/>
    </style:style>
    <style:style style:name="P37" style:family="paragraph" style:parent-style-name="Heading_20_1">
      <style:text-properties fo:font-weight="bold" officeooo:rsid="00074dcf" officeooo:paragraph-rsid="0064b03f" style:font-weight-asian="bold" style:font-weight-complex="bold"/>
    </style:style>
    <style:style style:name="P38" style:family="paragraph" style:parent-style-name="Heading_20_2">
      <style:text-properties officeooo:paragraph-rsid="00684304"/>
    </style:style>
    <style:style style:name="P39" style:family="paragraph" style:parent-style-name="Heading_20_2">
      <style:text-properties officeooo:paragraph-rsid="003b3745"/>
    </style:style>
    <style:style style:name="T1" style:family="text">
      <style:text-properties officeooo:rsid="005af003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598fc2"/>
    </style:style>
    <style:style style:name="T4" style:family="text">
      <style:text-properties style:font-name="Liberation Serif1" officeooo:rsid="005af003" style:font-name-asian="Liberation Serif1" style:font-name-complex="Liberation Serif1"/>
    </style:style>
    <style:style style:name="T5" style:family="text">
      <style:text-properties officeooo:rsid="0058eca5"/>
    </style:style>
    <style:style style:name="T6" style:family="text">
      <style:text-properties officeooo:rsid="00074dc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74dcf" style:font-weight-asian="bold" style:font-weight-complex="bold"/>
    </style:style>
    <style:style style:name="T9" style:family="text">
      <style:text-properties fo:font-weight="bold" officeooo:rsid="0009b48b" style:font-weight-asian="bold" style:font-weight-complex="bold"/>
    </style:style>
    <style:style style:name="T10" style:family="text">
      <style:text-properties fo:font-weight="bold" officeooo:rsid="001ad064" style:font-weight-asian="bold" style:font-weight-complex="bold"/>
    </style:style>
    <style:style style:name="T11" style:family="text">
      <style:text-properties fo:font-weight="bold" officeooo:rsid="003fc4cf" style:font-weight-asian="bold" style:font-weight-complex="bold"/>
    </style:style>
    <style:style style:name="T12" style:family="text">
      <style:text-properties fo:font-weight="bold" officeooo:rsid="00457597" style:font-weight-asian="bold" style:font-weight-complex="bold"/>
    </style:style>
    <style:style style:name="T13" style:family="text">
      <style:text-properties fo:font-weight="bold" officeooo:rsid="00394a3a" style:font-weight-asian="bold" style:font-weight-complex="bold"/>
    </style:style>
    <style:style style:name="T14" style:family="text">
      <style:text-properties fo:font-weight="bold" officeooo:rsid="00107786" style:font-weight-asian="bold" style:font-weight-complex="bold"/>
    </style:style>
    <style:style style:name="T15" style:family="text">
      <style:text-properties fo:font-weight="bold" officeooo:rsid="0063f203" style:font-weight-asian="bold" style:font-weight-complex="bold"/>
    </style:style>
    <style:style style:name="T16" style:family="text">
      <style:text-properties fo:font-weight="bold" officeooo:rsid="0064b03f" style:font-weight-asian="bold" style:font-weight-complex="bold"/>
    </style:style>
    <style:style style:name="T17" style:family="text">
      <style:text-properties fo:font-weight="bold" officeooo:rsid="006b9900" style:font-weight-asian="bold" style:font-weight-complex="bold"/>
    </style:style>
    <style:style style:name="T18" style:family="text">
      <style:text-properties fo:font-weight="bold" officeooo:rsid="006e57a0" style:font-weight-asian="bold" style:font-weight-complex="bold"/>
    </style:style>
    <style:style style:name="T19" style:family="text">
      <style:text-properties fo:font-weight="bold" fo:background-color="transparent" loext:char-shading-value="0" style:font-weight-asian="bold" style:font-weight-complex="bold"/>
    </style:style>
    <style:style style:name="T20" style:family="text">
      <style:text-properties fo:font-weight="bold" officeooo:rsid="00559719" fo:background-color="transparent" loext:char-shading-value="0" style:font-weight-asian="bold" style:font-weight-complex="bold"/>
    </style:style>
    <style:style style:name="T21" style:family="text">
      <style:text-properties officeooo:rsid="001ad064"/>
    </style:style>
    <style:style style:name="T22" style:family="text">
      <style:text-properties officeooo:rsid="001b825a"/>
    </style:style>
    <style:style style:name="T23" style:family="text">
      <style:text-properties fo:font-style="italic" officeooo:rsid="00529f64" style:font-style-asian="italic" style:font-style-complex="italic"/>
    </style:style>
    <style:style style:name="T24" style:family="text">
      <style:text-properties fo:font-style="italic" fo:font-weight="normal" officeooo:rsid="001ad064" style:font-style-asian="italic" style:font-weight-asian="normal" style:font-style-complex="italic" style:font-weight-complex="normal"/>
    </style:style>
    <style:style style:name="T25" style:family="text">
      <style:text-properties officeooo:rsid="001edfd9"/>
    </style:style>
    <style:style style:name="T26" style:family="text">
      <style:text-properties fo:color="#666666" officeooo:rsid="001edfd9"/>
    </style:style>
    <style:style style:name="T27" style:family="text">
      <style:text-properties fo:color="#666666" officeooo:rsid="001edfd9" fo:background-color="#ffffff" loext:char-shading-value="0"/>
    </style:style>
    <style:style style:name="T28" style:family="text">
      <style:text-properties fo:color="#666666" fo:font-weight="normal" officeooo:rsid="001edfd9" style:font-weight-asian="normal" style:font-weight-complex="normal"/>
    </style:style>
    <style:style style:name="T29" style:family="text">
      <style:text-properties fo:color="#666666" fo:font-weight="normal" officeooo:rsid="00623450" style:font-weight-asian="normal" style:font-weight-complex="normal"/>
    </style:style>
    <style:style style:name="T30" style:family="text">
      <style:text-properties officeooo:rsid="0025e4e3"/>
    </style:style>
    <style:style style:name="T31" style:family="text">
      <style:text-properties style:use-window-font-color="true" officeooo:rsid="00263bc0"/>
    </style:style>
    <style:style style:name="T32" style:family="text">
      <style:text-properties style:use-window-font-color="true" fo:font-weight="normal" officeooo:rsid="00263bc0" style:font-weight-asian="normal" style:font-weight-complex="normal"/>
    </style:style>
    <style:style style:name="T33" style:family="text">
      <style:text-properties style:use-window-font-color="true" fo:font-weight="normal" officeooo:rsid="00324301" style:font-weight-asian="normal" style:font-weight-complex="normal"/>
    </style:style>
    <style:style style:name="T34" style:family="text">
      <style:text-properties style:use-window-font-color="true" fo:font-weight="normal" officeooo:rsid="00457597" style:font-weight-asian="normal" style:font-weight-complex="normal"/>
    </style:style>
    <style:style style:name="T35" style:family="text">
      <style:text-properties officeooo:rsid="00295c63"/>
    </style:style>
    <style:style style:name="T36" style:family="text">
      <style:text-properties officeooo:rsid="00332df0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389b57" style:font-weight-asian="normal" style:font-weight-complex="normal"/>
    </style:style>
    <style:style style:name="T39" style:family="text">
      <style:text-properties fo:font-weight="normal" officeooo:rsid="003a1be4" style:font-weight-asian="normal" style:font-weight-complex="normal"/>
    </style:style>
    <style:style style:name="T40" style:family="text">
      <style:text-properties fo:font-weight="normal" officeooo:rsid="003a1be4" style:font-weight-asian="normal" style:font-weight-complex="normal" loext:padding="0cm" loext:border="none"/>
    </style:style>
    <style:style style:name="T41" style:family="text">
      <style:text-properties fo:font-weight="normal" officeooo:rsid="001ad064" style:font-weight-asian="normal" style:font-weight-complex="normal"/>
    </style:style>
    <style:style style:name="T42" style:family="text">
      <style:text-properties fo:font-weight="normal" officeooo:rsid="003fc4cf" style:font-weight-asian="normal" style:font-weight-complex="normal"/>
    </style:style>
    <style:style style:name="T43" style:family="text">
      <style:text-properties fo:font-weight="normal" officeooo:rsid="003b1f18" style:font-weight-asian="normal" style:font-weight-complex="normal"/>
    </style:style>
    <style:style style:name="T44" style:family="text">
      <style:text-properties fo:font-weight="normal" officeooo:rsid="00591a21" style:font-weight-asian="normal" style:font-weight-complex="normal"/>
    </style:style>
    <style:style style:name="T45" style:family="text">
      <style:text-properties fo:font-weight="normal" officeooo:rsid="00107786" style:font-weight-asian="normal" style:font-weight-complex="normal"/>
    </style:style>
    <style:style style:name="T46" style:family="text">
      <style:text-properties fo:font-weight="normal" officeooo:rsid="0056ca65" style:font-weight-asian="normal" style:font-weight-complex="normal"/>
    </style:style>
    <style:style style:name="T47" style:family="text">
      <style:text-properties fo:font-weight="normal" officeooo:rsid="0056ca65" style:font-weight-asian="normal" style:font-weight-complex="normal" loext:padding="0cm" loext:border="none"/>
    </style:style>
    <style:style style:name="T48" style:family="text">
      <style:text-properties fo:font-weight="normal" officeooo:rsid="004a8f7c" style:font-weight-asian="normal" style:font-weight-complex="normal"/>
    </style:style>
    <style:style style:name="T49" style:family="text">
      <style:text-properties fo:font-weight="normal" officeooo:rsid="004a8f7c" style:font-weight-asian="normal" style:font-weight-complex="normal" loext:padding="0cm" loext:border="none"/>
    </style:style>
    <style:style style:name="T50" style:family="text">
      <style:text-properties fo:font-weight="normal" officeooo:rsid="004a3fc0" style:font-weight-asian="normal" style:font-weight-complex="normal" loext:padding="0cm" loext:border="none"/>
    </style:style>
    <style:style style:name="T51" style:family="text">
      <style:text-properties fo:font-weight="normal" officeooo:rsid="001edfd9" style:font-weight-asian="normal" style:font-weight-complex="normal"/>
    </style:style>
    <style:style style:name="T52" style:family="text">
      <style:text-properties fo:font-weight="normal" officeooo:rsid="005f9db9" style:font-weight-asian="normal" style:font-weight-complex="normal"/>
    </style:style>
    <style:style style:name="T53" style:family="text">
      <style:text-properties fo:font-weight="normal" officeooo:rsid="005f9db9" style:font-weight-asian="normal" style:font-weight-complex="normal" loext:padding="0cm" loext:border="none"/>
    </style:style>
    <style:style style:name="T54" style:family="text">
      <style:text-properties fo:font-weight="normal" officeooo:rsid="0064b03f" style:font-weight-asian="normal" style:font-weight-complex="normal"/>
    </style:style>
    <style:style style:name="T55" style:family="text">
      <style:text-properties fo:font-weight="normal" officeooo:rsid="0069a3d4" style:font-weight-asian="normal" style:font-weight-complex="normal"/>
    </style:style>
    <style:style style:name="T56" style:family="text">
      <style:text-properties fo:font-weight="normal" officeooo:rsid="006e57a0" style:font-weight-asian="normal" style:font-weight-complex="normal"/>
    </style:style>
    <style:style style:name="T57" style:family="text">
      <style:text-properties fo:font-weight="normal" officeooo:rsid="006b9900" style:font-weight-asian="normal" style:font-weight-complex="normal"/>
    </style:style>
    <style:style style:name="T58" style:family="text">
      <style:text-properties fo:font-weight="normal" officeooo:rsid="006fbfb1" style:font-weight-asian="normal" style:font-weight-complex="normal"/>
    </style:style>
    <style:style style:name="T59" style:family="text">
      <style:text-properties fo:font-weight="normal" officeooo:rsid="00559719" fo:background-color="transparent" loext:char-shading-value="0" style:font-weight-asian="normal" style:font-weight-complex="normal"/>
    </style:style>
    <style:style style:name="T60" style:family="text">
      <style:text-properties fo:font-weight="normal" officeooo:rsid="00389b57" fo:background-color="transparent" loext:char-shading-value="0" style:font-weight-asian="normal" style:font-weight-complex="normal"/>
    </style:style>
    <style:style style:name="T61" style:family="text">
      <style:text-properties fo:font-weight="normal" officeooo:rsid="0064b03f" fo:background-color="transparent" loext:char-shading-value="0" style:font-weight-asian="normal" style:font-weight-complex="normal"/>
    </style:style>
    <style:style style:name="T62" style:family="text">
      <style:text-properties fo:font-weight="normal" officeooo:rsid="00661360" fo:background-color="transparent" loext:char-shading-value="0" style:font-weight-asian="normal" style:font-weight-complex="normal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officeooo:rsid="0043c0dd"/>
    </style:style>
    <style:style style:name="T65" style:family="text">
      <style:text-properties officeooo:rsid="00457597"/>
    </style:style>
    <style:style style:name="T66" style:family="text">
      <style:text-properties officeooo:rsid="0046f3e9"/>
    </style:style>
    <style:style style:name="T67" style:family="text">
      <style:text-properties officeooo:rsid="00107786"/>
    </style:style>
    <style:style style:name="T68" style:family="text">
      <style:text-properties officeooo:rsid="00107786" fo:background-color="#ffffff" loext:char-shading-value="0"/>
    </style:style>
    <style:style style:name="T69" style:family="text">
      <style:text-properties officeooo:rsid="004859e3"/>
    </style:style>
    <style:style style:name="T70" style:family="text">
      <style:text-properties officeooo:rsid="004d229f"/>
    </style:style>
    <style:style style:name="T71" style:family="text">
      <style:text-properties officeooo:rsid="00529f64"/>
    </style:style>
    <style:style style:name="T72" style:family="text">
      <style:text-properties officeooo:rsid="0023d3e0"/>
    </style:style>
    <style:style style:name="T73" style:family="text">
      <style:text-properties officeooo:rsid="0054834e"/>
    </style:style>
    <style:style style:name="T74" style:family="text">
      <style:text-properties fo:color="#999999" officeooo:rsid="00529f64"/>
    </style:style>
    <style:style style:name="T75" style:family="text">
      <style:text-properties fo:color="#999999" officeooo:rsid="00529f64" fo:background-color="transparent" loext:char-shading-value="0"/>
    </style:style>
    <style:style style:name="T76" style:family="text">
      <style:text-properties fo:color="#999999" fo:font-style="italic" officeooo:rsid="00529f64" style:font-style-asian="italic" style:font-style-complex="italic"/>
    </style:style>
    <style:style style:name="T77" style:family="text">
      <style:text-properties officeooo:rsid="005e1116"/>
    </style:style>
    <style:style style:name="T78" style:family="text">
      <style:text-properties officeooo:rsid="0064b03f"/>
    </style:style>
    <style:style style:name="T79" style:family="text">
      <style:text-properties fo:background-color="transparent" loext:char-shading-value="0"/>
    </style:style>
    <style:style style:name="T80" style:family="text">
      <style:text-properties officeooo:rsid="006b15c6"/>
    </style:style>
    <style:style style:name="T81" style:family="text">
      <style:text-properties officeooo:rsid="006bd7ae"/>
    </style:style>
    <style:style style:name="T82" style:family="text">
      <style:text-properties officeooo:rsid="006d4546"/>
    </style:style>
    <style:style style:name="T83" style:family="text">
      <style:text-properties officeooo:rsid="006e57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1">I</text:span>nicio-<text:span text:style-name="T82">b</text:span>úsqueda / <text:span text:style-name="T81">Resultados</text:span></text:p>
      <text:h text:style-name="Heading_20_1" text:outline-level="1">Modelo <text:span text:style-name="T78">(implementar)</text:span></text:h>
      <text:list xml:id="list2535613870403034969" text:style-name="L1">
        <text:list-item>
          <text:p text:style-name="P5"><text:span text:style-name="T7">UML</text:span> (nombre de clase + propiedades): <text:span text:style-name="T77">Manitas y Valoración</text:span></text:p>
        </text:list-item>
        <text:list-item>
          <text:p text:style-name="P6"><text:span text:style-name="T25">Implementar modelo </text:span><text:span text:style-name="T13">Manitas</text:span><text:span text:style-name="T7"><text:line-break/></text:span><text:span text:style-name="T38">Utilizar interfaz </text:span><text:span text:style-name="T43">(Manitas</text:span><text:span text:style-name="T38">) </text:span><text:span text:style-name="T43">que extienda de </text:span><text:span text:style-name="T38">Usuario y después implementar la interfaz </text:span><text:span text:style-name="T39">(</text:span><text:span text:style-name="T43">Manitas</text:span><text:span text:style-name="T38">Imp</text:span><text:span text:style-name="T39">)</text:span></text:p>
          <text:list>
            <text:list-item>
              <text:p text:style-name="P7"><text:span text:style-name="T67">- String profesion </text:span><text:span text:style-name="T26">(inicializar por constructor)</text:span></text:p>
            </text:list-item>
            <text:list-item>
              <text:p text:style-name="P8">- List&lt;String&gt; <text:span text:style-name="T69">experiencia</text:span></text:p>
            </text:list-item>
            <text:list-item>
              <text:p text:style-name="P8">- List&lt;String&gt; educaci<text:span text:style-name="T69">o</text:span>n</text:p>
            </text:list-item>
            <text:list-item>
              <text:p text:style-name="P14">- <text:span text:style-name="T67">List&lt;Valoracion&gt; valoraciones</text:span></text:p>
            </text:list-item>
          </text:list>
        </text:list-item>
        <text:list-item>
          <text:p text:style-name="P9"><text:span text:style-name="T51">Implementar </text:span><text:span text:style-name="T54">modelo</text:span><text:span text:style-name="T51"> </text:span><text:span text:style-name="T14">Valoracion<text:line-break/></text:span><text:span text:style-name="T38">Utilizar interfaz (</text:span><text:span text:style-name="T44">Valoracion</text:span><text:span text:style-name="T38">) y después implementar la interfaz (</text:span><text:span text:style-name="T44">Valoracion</text:span><text:span text:style-name="T38">Imp)</text:span></text:p>
          <text:list>
            <text:list-item>
              <text:p text:style-name="P10"><text:span text:style-name="T45">- Usuario </text:span><text:span text:style-name="T52">autor</text:span><text:span text:style-name="T45"> </text:span><text:span text:style-name="T28">(inicializar por constructor)</text:span></text:p>
            </text:list-item>
            <text:list-item>
              <text:p text:style-name="P10"><text:span text:style-name="T45">- String comentario </text:span><text:span text:style-name="T28">(inicializar por constructor)</text:span></text:p>
            </text:list-item>
            <text:list-item>
              <text:p text:style-name="P10"><text:span text:style-name="T45">- int puntuacion </text:span><text:span text:style-name="T28">(inicializar por constructor)</text:span></text:p>
            </text:list-item>
            <text:list-item>
              <text:p text:style-name="P11"><text:span text:style-name="T47">- LocalDateTime* </text:span><text:span text:style-name="T45"><text:s/>timestamp </text:span><text:span text:style-name="T28">(inicializar por </text:span><text:span text:style-name="T29">sistema</text:span><text:span text:style-name="T28">)</text:span><text:span text:style-name="T45"><text:line-break/></text:span><text:span text:style-name="T40">* </text:span><text:span text:style-name="T49">es una sugerencia </text:span><text:span text:style-name="T53">de tipo:</text:span><text:span text:style-name="T49"> de </text:span><text:span text:style-name="T50">java.time package </text:span><text:span text:style-name="T49">(Java 8</text:span><text:span text:style-name="T50">). </text:span><text:span text:style-name="T46">java.util.Date y java.util.Calendar </text:span><text:span text:style-name="T48">son packges alternativos</text:span></text:p>
            </text:list-item>
          </text:list>
        </text:list-item>
      </text:list>
      <text:list xml:id="list400028922227812098" text:style-name="L2">
        <text:list-item>
          <text:p text:style-name="P17"><text:span text:style-name="T59">Implementar </text:span><text:span text:style-name="T61">clase</text:span><text:span text:style-name="T59"> </text:span><text:span text:style-name="T20">Resultado</text:span><text:span text:style-name="T59"> </text:span><text:span text:style-name="T62">(no es un modelo)</text:span><text:span text:style-name="T20"><text:line-break/></text:span><text:span text:style-name="T60">Utilizar interfaz (Resultado) y después implementar la interfaz (ResultadoImp)</text:span></text:p>
        </text:list-item>
      </text:list>
      <text:list xml:id="list125041225142239" text:continue-list="list2535613870403034969" text:style-name="L1">
        <text:list-item>
          <text:list>
            <text:list-item>
              <text:p text:style-name="P15">- String nombre<text:span text:style-name="T68"> </text:span><text:span text:style-name="T27">(inicializar por constructor)</text:span></text:p>
            </text:list-item>
            <text:list-item>
              <text:p text:style-name="P15">- String profesion<text:span text:style-name="T68"> </text:span><text:span text:style-name="T27">(inicializar por constructor)</text:span></text:p>
            </text:list-item>
            <text:list-item>
              <text:p text:style-name="P15">- String Avatar<text:span text:style-name="T68"> </text:span><text:span text:style-name="T27">(inicializar por constructor)</text:span></text:p>
            </text:list-item>
            <text:list-item>
              <text:p text:style-name="P15">- double distancia<text:span text:style-name="T68"> </text:span><text:span text:style-name="T27">(inicializar por constructor)</text:span></text:p>
            </text:list-item>
            <text:list-item>
              <text:p text:style-name="P12"><text:span text:style-name="T46">- int valorcion</text:span><text:span text:style-name="T45"> </text:span><text:span text:style-name="T28">(inicializar por constructor)</text:span></text:p>
            </text:list-item>
          </text:list>
        </text:list-item>
      </text:list>
      <text:h text:style-name="P36" text:outline-level="1"><text:span text:style-name="T9">V</text:span><text:span text:style-name="T8">ista </text:span><text:span text:style-name="T16">(refactorizar)</text:span></text:h>
      <text:h text:style-name="P38" text:outline-level="2">Refactorizar <text:span text:style-name="T70">index.html y search_result.html</text:span> <text:span text:style-name="T22">(JSP + JS/AJAX)</text:span></text:h>
      <text:p text:style-name="P4">Para la opción A</text:p>
      <text:list xml:id="list4075828379511814529" text:style-name="L3">
        <text:list-item>
          <text:p text:style-name="P33"><text:span text:style-name="T56">Crear </text:span><text:span text:style-name="T18">buscar.jsp</text:span><text:span text:style-name="T56"> a partir </text:span><text:span text:style-name="T7">index.html</text:span> y <text:span text:style-name="T7">search_result.html</text:span>, <text:span text:style-name="T83">teniendo en cuenta que </text:span><text:span text:style-name="T56">hay que </text:span><text:span text:style-name="T41">substituir </text:span><text:span text:style-name="T56">el </text:span><text:span text:style-name="T41">código repetido por </text:span><text:span text:style-name="T24">includes</text:span><text:span text:style-name="T41">: </text:span><text:span text:style-name="T10">header.jsp</text:span><text:span text:style-name="T41"> + </text:span><text:span text:style-name="T10">menu.jsp</text:span><text:span text:style-name="T41"> + </text:span><text:span text:style-name="T10">footer.jsp</text:span><text:span text:style-name="T41"> </text:span><text:span text:style-name="T42">+ </text:span><text:span text:style-name="T11">search.jsp</text:span><text:span text:style-name="T42"> </text:span><text:span text:style-name="T58">e incluir condicionalmente algunos CSS, JS y video de bienvenda (ver siguiente punto).</text:span></text:p>
        </text:list-item>
        <text:list-item>
          <text:p text:style-name="P34"><text:span text:style-name="T7">buscar.jsp</text:span> cuando muestra resultados incluye los CSS y scripts propios de <text:s/><text:span text:style-name="T17">search_result.html</text:span><text:span text:style-name="T57"> </text:span><text:span text:style-name="T37">y no incluye el video de bienvenida. En caso de bienvenida (busqueda nueva, sin resultados de una búsqueda anterior), muestra los CSS y scripts propios de <text:s/></text:span><text:span text:style-name="T11">index</text:span><text:span text:style-name="T17">.html</text:span><text:span text:style-name="T57"> </text:span><text:span text:style-name="T37">e incluye el video de bienvenida.</text:span></text:p>
        </text:list-item>
      </text:list>
      <text:p text:style-name="P4">Para la opción B</text:p>
      <text:list xml:id="list1039215994090805248" text:style-name="L4">
        <text:list-item>
          <text:p text:style-name="P18"><text:span text:style-name="T11">index</text:span><text:span text:style-name="T10">.html</text:span><text:span text:style-name="T21">: cambiar a </text:span><text:span text:style-name="T10">buscar.jsp</text:span><text:span text:style-name="T41"> </text:span><text:span text:style-name="T55">y </text:span><text:span text:style-name="T41">substituir código repetido por </text:span><text:span text:style-name="T24">includes</text:span><text:span text:style-name="T41">:<text:line-break/></text:span><text:span text:style-name="T10">header.jsp</text:span><text:span text:style-name="T41"> + </text:span><text:span text:style-name="T10">menu.jsp</text:span><text:span text:style-name="T41"> + </text:span><text:span text:style-name="T10">footer.jsp</text:span><text:span text:style-name="T41"> </text:span><text:span text:style-name="T42">+ </text:span><text:span text:style-name="T11">search.jsp</text:span></text:p>
        </text:list-item>
        <text:list-item>
          <text:p text:style-name="P13"><text:span text:style-name="T15">search_result</text:span><text:span text:style-name="T10">.html</text:span><text:span text:style-name="T21">: cambiar a </text:span><text:span text:style-name="T10">r</text:span><text:span text:style-name="T15">esultados</text:span><text:span text:style-name="T10">.jsp</text:span><text:span text:style-name="T41"> </text:span><text:span text:style-name="T55">y </text:span><text:span text:style-name="T41">substituir código repetido por </text:span><text:span text:style-name="T24">includes</text:span><text:span text:style-name="T41">:<text:line-break/></text:span><text:span text:style-name="T10">header.jsp</text:span><text:span text:style-name="T41"> + </text:span><text:span text:style-name="T10">menu.jsp</text:span><text:span text:style-name="T41"> + </text:span><text:span text:style-name="T10">footer.jsp</text:span><text:span text:style-name="T41"> </text:span><text:span text:style-name="T42">+ </text:span><text:span text:style-name="T11">search.jsp</text:span></text:p>
        </text:list-item>
        <text:list-item>
          <text:p text:style-name="P16"><text:span text:style-name="T19">Resultados.jsp</text:span><text:span text:style-name="T79"> d</text:span>ebe implementar la maquetación de resultados que hace <text:span text:style-name="T7">search_result.js</text:span></text:p>
        </text:list-item>
      </text:list>
      <text:p text:style-name="P3"><text:span text:style-name="T11">T</text:span><text:span text:style-name="T7">anto opción A como B</text:span></text:p>
      <text:list xml:id="list6338730575658386772" text:style-name="L5">
        <text:list-item>
          <text:p text:style-name="P19"><text:span text:style-name="T10">search.js</text:span><text:span text:style-name="T21">: pasar de buscar las sugerencias de búsqueda en un array (cliente: navegador) a hacerlo contra el servidor en </text:span><text:span text:style-name="T10">.</text:span><text:span text:style-name="T8">/</text:span><text:span text:style-name="T12">sugerencias</text:span><text:span text:style-name="T21"> mediante AJAX. e.g. a partir de 3 carácteres</text:span></text:p>
        </text:list-item>
      </text:list>
      <text:h text:style-name="P36" text:outline-level="1"><text:soft-page-break/>Controlador <text:span text:style-name="T78">(implementar)</text:span></text:h>
      <text:list xml:id="list4465390380826984615" text:style-name="L6">
        <text:list-item>
          <text:p text:style-name="P20"><text:span text:style-name="T64">Buscar</text:span>Servlet</text:p>
          <text:list>
            <text:list-item>
              <text:p text:style-name="P21">/<text:span text:style-name="T65">buscar</text:span></text:p>
            </text:list-item>
            <text:list-item>
              <text:p text:style-name="P21">doGet: devolver a <text:span text:style-name="T64">buscar</text:span>.jsp</text:p>
            </text:list-item>
            <text:list-item>
              <text:p text:style-name="P22">doPost: <text:span text:style-name="T80">elige que opción a implementar que prefieres ‘A’ o ‘B’:<text:line-break/>(opción A) devuelve un JSON (como con mocky) a un JSP que integre index.html y search_result.html, de manera que los resultados los monte el cliente (navegador) con Javascript como hacia la app hasta ahora.<text:line-break/>(opción B)</text:span> devolver <text:span text:style-name="T80">los resultados ya montados desde el servidor por medio</text:span> resultados.jsp <text:span text:style-name="T80">(JSTL y EL)<text:line-break/>En cualquier caso, debe poder mostrar el mensaje de error: busqueda vacia, si procede)</text:span></text:p>
            </text:list-item>
          </text:list>
        </text:list-item>
        <text:list-item>
          <text:p text:style-name="P20"><text:span text:style-name="T65">Sugerencias</text:span>Servlet</text:p>
          <text:list>
            <text:list-item>
              <text:p text:style-name="P21">/<text:span text:style-name="T65">sugerencias</text:span></text:p>
            </text:list-item>
            <text:list-item>
              <text:p text:style-name="P21"><text:span text:style-name="T79">doGet:</text:span> <text:span text:style-name="T31">devolver </text:span><text:span text:style-name="T33">JSON (como mocky)</text:span><text:span text:style-name="T32"> </text:span><text:span text:style-name="T34">con las sugerencias de búsqueda que coincidan</text:span></text:p>
            </text:list-item>
          </text:list>
        </text:list-item>
      </text:list>
      <text:h text:style-name="P37" text:outline-level="1">Testing <text:span text:style-name="T78">(implementar y probar)</text:span></text:h>
      <text:h text:style-name="Heading_20_2" text:outline-level="2"><text:span text:style-name="T36">Pruebas unitarias (</text:span>jUnit<text:span text:style-name="T36">):</text:span> <text:span text:style-name="T6">Database</text:span></text:h>
      <text:list xml:id="list2786153368190302942" text:style-name="L7">
        <text:list-item>
          <text:p text:style-name="P23">+ get<text:span text:style-name="T71">Sugerencias</text:span>(String <text:span text:style-name="T71">terminoBusqueda</text:span>): <text:span text:style-name="T71">List&lt;String&gt;</text:span></text:p>
          <text:list>
            <text:list-item>
              <text:p text:style-name="P24"><text:span text:style-name="T30">Verificar que: getSugerencias</text:span>(null): null <text:span text:style-name="T74">(seria un error, no se han tocado Exceptions)</text:span></text:p>
            </text:list-item>
            <text:list-item>
              <text:p text:style-name="P24"><text:span text:style-name="T30">Verificar que: getSugerencias</text:span>(“”): null <text:span text:style-name="T75">(seria como un error)</text:span></text:p>
            </text:list-item>
            <text:list-item>
              <text:p text:style-name="P26">Verificar que: <text:span text:style-name="T72">getSugerencias</text:span>(“<text:span text:style-name="T71">algo encontrado en BBDD</text:span>”): <text:span text:style-name="T71">List&lt;String&gt;.size() &gt; 0</text:span></text:p>
            </text:list-item>
            <text:list-item>
              <text:p text:style-name="P26">Verificar que: <text:span text:style-name="T72">getSugerencias</text:span>(“<text:span text:style-name="T71">nada encontrado en BBDD</text:span>”): <text:span text:style-name="T71">List&lt;String&gt;.size() == 0<text:line-break/> </text:span><text:span text:style-name="T74">(seria no hay resultados, para diferenciarlo de </text:span><text:span text:style-name="T76">errores</text:span><text:span text:style-name="T74">)</text:span></text:p>
            </text:list-item>
          </text:list>
        </text:list-item>
        <text:list-item>
          <text:p text:style-name="P28">+ getResulados(<text:span text:style-name="T72">String terminoBusqueda</text:span>)<text:span text:style-name="T72">: List&lt;</text:span>Resultado<text:span text:style-name="T72">&gt;</text:span></text:p>
          <text:list>
            <text:list-item>
              <text:p text:style-name="P25"><text:span text:style-name="T30">Verificar que: getResulados</text:span>(null): null <text:span text:style-name="T74">(seria como un error)</text:span></text:p>
            </text:list-item>
            <text:list-item>
              <text:p text:style-name="P25"><text:span text:style-name="T30">Verificar que: getResulados</text:span>(“”): null <text:span text:style-name="T74">(seria como un error)</text:span></text:p>
            </text:list-item>
            <text:list-item>
              <text:p text:style-name="P27">Verificar que: <text:span text:style-name="T73">getResulados</text:span>(“<text:span text:style-name="T71">algo encontrado en BBDD</text:span>”): <text:span text:style-name="T71">List&lt;String&gt;.size() &gt; 0</text:span></text:p>
            </text:list-item>
            <text:list-item>
              <text:p text:style-name="P27">Verificar que: <text:span text:style-name="T73">getResulados</text:span>(“<text:span text:style-name="T71">nada encontrado en BBDD</text:span>”): <text:span text:style-name="T71">List&lt;String&gt;.size() == 0<text:line-break/> (seria no hay resultados, para diferenciarlo de </text:span><text:span text:style-name="T23">errores</text:span><text:span text:style-name="T71">)</text:span></text:p>
            </text:list-item>
          </text:list>
        </text:list-item>
      </text:list>
      <text:h text:style-name="P39" text:outline-level="2">Pruebas de <text:span text:style-name="T63">“integración”</text:span></text:h>
      <text:list xml:id="list872757751072546455" text:style-name="L8">
        <text:list-item>
          <text:p text:style-name="P29"><text:span text:style-name="T35">Verificar c</text:span>aso feliz: <text:span text:style-name="T66">muestra una lista de resultados cuando se busca un termino en la BBDD</text:span></text:p>
        </text:list-item>
        <text:list-item>
          <text:p text:style-name="P30">Verificar que muestra suggerencias a medidad que se escribe. A partir, e.g. 3 letras.</text:p>
        </text:list-item>
        <text:list-item>
          <text:p text:style-name="P31">Verificar que muestra un mensaje de error al realizar una búsqueda vacia</text:p>
        </text:list-item>
        <text:list-item>
          <text:p text:style-name="P32">Verificar que muestra una funcionalidad equivalente a la versión de antes del spr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01cm" loext:contextual-spacing="false" fo:text-indent="0cm" style:auto-text-indent="false"/>
      <style:text-properties fo:color="#999999" fo:font-size="130%" fo:font-weight="bold" style:font-size-asian="130%" style:font-weight-asian="normal" style:font-size-complex="130%" style:font-weight-complex="bold"/>
    </style:style>
    <style:style style:name="Title" style:family="paragraph" style:parent-style-name="Heading" style:next-style-name="Text_20_body" style:class="chapter">
      <style:paragraph-properties fo:margin-top="0.199cm" fo:margin-bottom="0.10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margin-top="0cm" fo:margin-bottom="0cm" loext:contextual-spacing="false" fo:text-indent="0cm" style:auto-text-indent="false"/>
      <style:text-properties fo:font-size="14pt" fo:font-weight="bold" style:font-size-asian="115%" style:font-weight-asian="normal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666666" officeooo:rsid="002cdf0a" officeooo:paragraph-rsid="00598fc2"/>
    </style:style>
    <style:style style:name="MT1" style:family="text">
      <style:text-properties officeooo:rsid="005af003"/>
    </style:style>
    <style:style style:name="MT2" style:family="text">
      <style:text-properties style:text-position="super 58%" officeooo:rsid="00598fc2"/>
    </style:style>
    <style:style style:name="MT3" style:family="text">
      <style:text-properties style:text-position="super 58%"/>
    </style:style>
    <style:style style:name="MT4" style:family="text">
      <style:text-properties style:font-name="Liberation Serif1" officeooo:rsid="005af003" style:font-name-asian="Liberation Serif1" style:font-name-complex="Liberation Serif1"/>
    </style:style>
    <style:style style:name="MT5" style:family="text">
      <style:text-properties officeooo:rsid="0058eca5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5</text:span>h<text:span text:style-name="MT2"> (</text:span><text:span text:style-name="MT3">V</text:span><text:span text:style-name="MT2">)</text:span> + <text:span text:style-name="MT1">5</text:span>h<text:span text:style-name="MT2"> (</text:span><text:span text:style-name="MT3">L</text:span><text:span text:style-name="MT2">)</text:span> + <text:span text:style-name="MT1">3½ </text:span>h<text:span text:style-name="MT2"> (</text:span><text:span text:style-name="MT3">M</text:span><text:span text:style-name="MT2">)</text:span> <text:span text:style-name="MT4">≈</text:span> <text:span text:style-name="MT5">13½ </text:span><text:s/>h/<text:span text:style-name="MT5">programador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2:50:39.793329789</meta:creation-date>
    <meta:editing-duration>PT1M23S</meta:editing-duration>
    <meta:editing-cycles>2</meta:editing-cycles>
    <meta:generator>LibreOffice/5.1.6.2$Linux_X86_64 LibreOffice_project/10m0$Build-2</meta:generator>
    <dc:date>2018-05-25T12:50:40.930366926</dc:date>
    <meta:document-statistic meta:table-count="0" meta:image-count="0" meta:object-count="0" meta:page-count="2" meta:paragraph-count="56" meta:word-count="639" meta:character-count="4366" meta:non-whitespace-character-count="3823"/>
  </office:meta>
</office:document-meta>
</file>